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201000001000000010044B7E3FE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graphics>
      <draw:page draw:name="page1" draw:style-name="dp1" draw:master-page-name="Default">
        <draw:frame draw:style-name="gr1" draw:text-style-name="P1" draw:layer="layout" svg:width="7.42cm" svg:height="7.42cm" svg:x="6.28cm" svg:y="9.455cm">
          <draw:image xlink:href="Pictures/10000201000001000000010044B7E3FE.png" xlink:type="simple" xlink:show="embed" xlink:actuate="onLoad">
            <text:p/>
          </draw:image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06-03T14:38:05</dc:date>
    <dc:creator>Wizzard </dc:creator>
    <meta:document-statistic meta:object-count="1"/>
    <meta:generator>LibreOffice/3.4$Linux LibreOffice_project/340m1$Build-402</meta:generator>
  </office:meta>
</office:document-meta>
</file>